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Verdana" svg:font-family="Verdan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paragraph-properties fo:margin-left="0cm" fo:margin-right="0cm" fo:margin-top="0cm" fo:margin-bottom="0.499cm" loext:contextual-spacing="false" fo:orphans="2" fo:widows="2" fo:text-indent="0cm" style:auto-text-indent="false"/>
    </style:style>
    <style:style style:name="P5" style:family="paragraph" style:parent-style-name="Standard">
      <style:paragraph-properties fo:margin-left="0cm" fo:margin-right="0cm" fo:margin-top="0cm" fo:margin-bottom="0.499cm" loext:contextual-spacing="false" fo:orphans="2" fo:widows="2" fo:text-indent="0cm" style:auto-text-indent="false"/>
      <style:text-properties officeooo:paragraph-rsid="001dbe92"/>
    </style:style>
    <style:style style:name="P6" style:family="paragraph" style:parent-style-name="Standard">
      <style:paragraph-properties fo:margin-top="0cm" fo:margin-bottom="0.499cm" loext:contextual-spacing="false"/>
    </style:style>
    <style:style style:name="T1" style:family="text">
      <style:text-properties style:text-underline-style="none"/>
    </style:style>
    <style:style style:name="T2" style:family="text">
      <style:text-properties fo:font-variant="normal" fo:text-transform="none" fo:color="#000000" style:text-line-through-style="none" style:text-line-through-type="none" style:font-name="Verdana" fo:font-size="12pt" fo:letter-spacing="normal" fo:font-style="normal" style:text-underline-style="none" fo:font-weight="bold" style:text-blinking="false"/>
    </style:style>
    <style:style style:name="T3"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01dbe92" style:text-blinking="false"/>
    </style:style>
    <style:style style:name="T4" style:family="text">
      <style:text-properties fo:font-variant="normal" fo:text-transform="none" fo:color="#000000" style:text-line-through-style="none" style:text-line-through-type="none" style:font-name="Verdana" fo:font-size="12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1dbe92" style:text-blinking="false"/>
    </style:style>
    <style:style style:name="T6" style:family="text">
      <style:text-properties fo:font-variant="normal" fo:text-transform="none" fo:color="#000000" style:font-name="Verdana" fo:font-size="12pt" fo:letter-spacing="normal" fo:font-style="normal" fo:font-weight="normal"/>
    </style:style>
    <style:style style:name="T7" style:family="text">
      <style:text-properties fo:font-variant="normal" fo:text-transform="none" fo:color="#000000" style:font-name="Verdana"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Verdana" fo:font-size="14pt" fo:letter-spacing="normal" fo:font-style="normal" fo:font-weight="normal" style:font-size-asian="14pt" style:font-size-complex="14pt"/>
    </style:style>
    <style:style style:name="T9" style:family="text">
      <style:text-properties fo:font-variant="normal" fo:text-transform="none" fo:color="#000000" style:font-name="Verdana" fo:font-size="14pt" fo:letter-spacing="normal" fo:font-style="normal" style:text-underline-style="solid" style:text-underline-width="auto" style:text-underline-color="font-color" fo:font-weight="normal" style:font-size-asian="14pt" style:font-size-complex="14pt"/>
    </style:style>
    <style:style style:name="T10" style:family="text">
      <style:text-properties fo:font-variant="normal" fo:text-transform="none" fo:color="#000000" style:font-name="Verdana" fo:font-size="13pt" fo:letter-spacing="normal" fo:font-style="normal" style:text-underline-style="solid" style:text-underline-width="auto" style:text-underline-color="font-color" fo:font-weight="normal" style:font-size-asian="13pt" style:font-size-complex="13pt"/>
    </style:style>
    <style:style style:name="T11" style:family="text">
      <style:text-properties fo:font-variant="normal" fo:text-transform="none" fo:color="#000000" style:font-name="Verdana" fo:font-size="13pt" fo:letter-spacing="normal" fo:font-style="normal" fo:font-weight="normal" style:font-size-asian="13pt" style:font-size-complex="13pt"/>
    </style:style>
    <style:style style:name="T12" style:family="text">
      <style:text-properties fo:font-variant="normal" fo:text-transform="none" fo:color="#000000" fo:letter-spacing="normal"/>
    </style:style>
    <style:style style:name="T13" style:family="text">
      <style:text-properties fo:font-variant="normal" fo:text-transform="none" fo:color="#000000" fo:letter-spacing="normal" style:text-underline-style="solid" style:text-underline-width="auto" style:text-underline-color="font-color"/>
    </style:style>
    <style:style style:name="T14" style:family="text">
      <style:text-properties fo:font-variant="normal" fo:text-transform="none" fo:color="#000000" fo:font-size="14pt" fo:letter-spacing="normal" style:font-size-asian="14pt" style:font-size-complex="14pt"/>
    </style:style>
    <style:style style:name="T15" style:family="text">
      <style:text-properties fo:font-variant="normal" fo:text-transform="none" fo:color="#000000" fo:font-size="14pt" fo:letter-spacing="normal" style:text-underline-style="solid" style:text-underline-width="auto" style:text-underline-color="font-color" style:font-size-asian="14pt" style:font-size-complex="14pt"/>
    </style:style>
    <style:style style:name="T16" style:family="text">
      <style:text-properties fo:font-variant="normal" fo:text-transform="none" fo:color="#000000" fo:font-size="13pt" fo:letter-spacing="normal" style:text-underline-style="solid" style:text-underline-width="auto" style:text-underline-color="font-color" style:font-size-asian="13pt" style:font-size-complex="13pt"/>
    </style:style>
    <style:style style:name="T17" style:family="text">
      <style:text-properties fo:font-variant="normal" fo:text-transform="none" fo:color="#000000" fo:font-size="13pt" fo:letter-spacing="normal" style:font-size-asian="13pt" style:font-size-complex="13pt"/>
    </style:style>
    <style:style style:name="T18" style:family="text">
      <style:text-properties fo:font-size="14pt"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style:text-underline-style="solid" style:text-underline-width="auto" style:text-underline-color="font-color"/>
    </style:style>
    <style:style style:name="T21"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ext:tab/><text:tab/><text:tab/><text:tab/></text:span><text:span text:style-name="T5">Electre Giraudon Acte 2 scene 8 tirade </text:span></text:p>
      <text:p text:style-name="P5"><text:line-break/><text:line-break/><text:bookmark text:name="introduction"/><text:span text:style-name="T9">Introduction</text:span><text:span text:style-name="T15"> </text:span><text:line-break/></text:p>
      <text:p text:style-name="P5"><text:span text:style-name="T6">A la fin de l'année 1936, Jean Giraudoux (1882 - 1944) écrit sa pièce, Electre représentée pour la première fois à Paris au printemps 1937. A cette époque, de nombreux écrivains, comme Cocteau, s'inspire des grands mythes de l'antiquité et poursuivent ainsi la tradition ; mais Giraudoux fait une œuvre originale en transformant le désir de vengeance en quête de la vérité.</text:span><text:line-break/><text:line-break/><text:span text:style-name="T6">Electre pousse Clytemnestre dans ses derniers retranchements afin de lui extorquer des aveux. On note auparavant, une scène similaire dans laquelle, sur le mode parodique, Agathe révélait à son mari qu'elle le trompait avec Egisthe (</text:span><text:a xlink:type="simple" xlink:href="javascript:textise('https://www.bacdefrancais.net/electre-giraudoux-acteII-scene6.php')" text:style-name="Internet_20_link" text:visited-style-name="Visited_20_Internet_20_Link"><text:span text:style-name="T4">Acte II, scène 6</text:span></text:a><text:span text:style-name="T6">).</text:span><text:line-break/><text:span text:style-name="T6">La fin de l'Acte II scène 8 témoigne d'un revirement psychologique. Alors que Clytemnestre jusqu'à maintenant était sur la défensive et « plaidait » non coupable, refusait d'avouer, tout à coup, quasiment par défi, avoue avec jubilation le meurtre. Et cette jubilation nous interpelle : Clytemnestre est-elle aussi noire, aussi coupable qu'Electre semble affirmer ?</text:span><text:line-break/><text:span text:style-name="T6">La tirade de Clytemnestre : c'est un aveu et une plaidoirie dans laquelle elle explique le pourquoi de sa haine.</text:span><text:line-break/><text:line-break/><text:line-break/><text:span text:style-name="T6">I. La haine</text:span></text:p>
      <text:p text:style-name="P2">1. Le mariage raté<text:line-break/>2. Portrait d'Agamemnon<text:line-break/>3. Le dégoût physique</text:p>
      <text:p text:style-name="P3"><text:line-break/><text:span text:style-name="T6">II. Un cri de libération</text:span></text:p>
      <text:p text:style-name="P2">1. Un discours violent<text:line-break/>2. La tentation de l'assassinat</text:p>
      <text:p text:style-name="P3"><text:line-break/><text:line-break/><text:line-break/><text:span text:style-name="T9">I. La haine</text:span><text:span text:style-name="T15"> </text:span><text:span text:style-name="T19"><text:line-break/><text:line-break/></text:span><text:span text:style-name="T9">1. Le mariage raté</text:span><text:span text:style-name="T15"> </text:span><text:line-break/><text:line-break/><text:span text:style-name="T6">- Mariage associé à une idée de violence « du jour où il est venu m'arracher à ma maison ». Elle ne l'a jamais aimé même au début. Les bases de ce mariage sont mauvaises. C'est un mariage forcé.</text:span><text:line-break/><text:span text:style-name="T6">- Manque d'amour « nuit de faux amour ». Cela montre aussi un mariage basé sur le mensonge.</text:span><text:line-break/><text:span text:style-name="T6">- Absence de communication, de transparence dans le couple est mis en évidence d'une part avec l'</text:span><text:a xlink:type="simple" xlink:href="javascript:textise('https://www.bacdefrancais.net/figures-de-style.php')" text:style-name="Internet_20_link" text:visited-style-name="Visited_20_Internet_20_Link"><text:span text:style-name="T4">anaphore</text:span></text:a><text:span text:style-name="T12"> </text:span><text:span text:style-name="T6">« Inutile » : « Inutile, l'eau du bain [...], inutile, la nuit de faux amour [...], inutile l'orage de Delphes » : intimité </text:span><text:soft-page-break/><text:span text:style-name="T6">évoquée par « inutile », ce qui marque l'absence d'amour. Cette </text:span><text:a xlink:type="simple" xlink:href="javascript:textise('https://www.bacdefrancais.net/figures-de-style.php')" text:style-name="Internet_20_link" text:visited-style-name="Visited_20_Internet_20_Link"><text:span text:style-name="T4">anaphore</text:span></text:a><text:span text:style-name="T12"> </text:span><text:span text:style-name="T6">avec « inutile » est renforcée en parallèle avec « Pourquoi » qui est utilisé plusieurs fois : « Et il me faisait signe [...] Pourquoi ?... Et il me disait [...] Pourquoi ?... Et quand au réveil [...] Pourquoi ?... [...] ». A chaque fois « pourquoi » est en relation avec l'apparente soumission de Clytemnestre. Ce « pourquoi » met en évidence le décalage entre l'amour apparent et la réalité de la haine.</text:span><text:line-break/><text:span text:style-name="T6">- Agamemnon ne prend pas compte l'avis de sa femme. Clytemnestre s'est sentie humilié, blessée en tant que mère lors du sacrifice de sa fille Iphigénie. C'est à ce moment là que le mépris a envahi Clytemnestre.</text:span><text:line-break/><text:span text:style-name="T6">- « Et quand dans l'aube il livra à la mort ta sœur Iphigénie, horreur [...] ! » : ce mot « horreur » est particulièrement fort et est mis en exergue car placé entre deux virgules, il marque sans doute le passage du manque d'amour à la haine. Répulsion qui n'est plus celle de l'épouse contre le mari, mais celle de la mère contre le père, ou même celle d'un humain contre une bête.</text:span><text:line-break/><text:span text:style-name="T6">- Clytemnestre rêve d'adultère (relation sexuelle extraconjugale) « Je le trompais […] avec le bois du lit ».</text:span><text:line-break/><text:span text:style-name="T6">- Répétition de « inutile » qui montre que leur mariage est sans aucun fondement. Clytemnestre n'en pouvait plus.</text:span><text:line-break/><text:line-break/><text:line-break/><text:span text:style-name="T9">2. Portrait d'Agamemnon</text:span><text:span text:style-name="T15"> </text:span><text:span text:style-name="T19"><text:line-break/></text:span><text:line-break/><text:span text:style-name="T6">- Opposition entre le portrait officiel et le vrai portrait intime. Agamemnon était un puissant roi. Il était admiré par tous mais pas par sa femme.</text:span><text:line-break/><text:span text:style-name="T6">- Désacralisation (disparition du caractère estimable) de l'image du roi = « vaniteux », « vide », « banal ».</text:span><text:line-break/><text:span text:style-name="T6">- Clytemnestre fait passer Agamemnon pour un mari stupide qui croyait tout ce qu'elle lui disait, et méprisable.</text:span><text:line-break/><text:span text:style-name="T6">- « je le savais vaniteux, vide aussi, banal, je lui disais qu'il était la modestie, l'étrangeté, aussi, la splendeur » : hypocrisie dans la communication, mis en évidence par l'antithèse : « vaniteux, vide, banal » opposé à « modestie, étrangeté, splendeur ».</text:span><text:line-break/><text:span text:style-name="T6">- « je lui jurais qu'il était un dieu » : mensonge.</text:span><text:line-break/><text:span text:style-name="T6">- Champ lexical qualificatif et péjoratif : fat, vaniteux, pompeux, banal, vide, lamentable, crédule, indécis, niais, bégayant.</text:span><text:line-break/><text:span text:style-name="T6">- « le roi des rois, quelle dérision ! » : le roi des rois est le titre officiel d'Agamemnon, que Clytemnestre utilise pour le rabaisser : « le fat des fats » : fat = vaniteux. Clytemnestre en fait un roi de représentation.</text:span><text:line-break/><text:span text:style-name="T6">- « le crédule des crédules » : naïveté.</text:span><text:line-break/><text:span text:style-name="T6">- « Roi des rois, la seule excuse de ce surnom est qu'il justifie la haine de la haine ». La puissance attire la haine. Il y a de la haine en raison de sa puissance.</text:span><text:line-break/><text:span text:style-name="T6">- Agamemnon représente le roi des rois et c'est tout ce qu'elle hait.</text:span><text:line-break/><text:span text:style-name="T6">- Clytemnestre hait tout d'Agamemnon : son image de roi ainsi que celui d'époux.</text:span><text:line-break/><text:span text:style-name="T6">- « ce père admirable » : ironie.</text:span><text:line-break/><text:line-break/><text:span text:style-name="T6">C'est un portrait à charge d'Agamemnon : un vrai </text:span><text:a xlink:type="simple" xlink:href="javascript:textise('https://www.bacdefrancais.net/vocabulaire-premiere.php')" text:style-name="Internet_20_link" text:visited-style-name="Visited_20_Internet_20_Link"><text:span text:style-name="T4">réquisitoire</text:span></text:a><text:span text:style-name="T6">.</text:span><text:line-break/><text:line-break/><text:line-break/><text:soft-page-break/><text:span text:style-name="T9">3. Le dégoût physique</text:span><text:span text:style-name="T15"> </text:span><text:line-break/><text:line-break/><text:span text:style-name="T6">- Le sentiment de haine se fixe sur deux défauts physiques qui reviennent constamment : la barbe frisée et le petit doigt. Ce sont des détails superficiels pour une haine aussi violente que la sienne.</text:span><text:line-break/><text:span text:style-name="T6">- Cette obsession rabaisse Agamemnon.</text:span><text:line-break/><text:span text:style-name="T6">- Clytemnestre assimile Agamemnon à une bête (« toison »), elle le rabaisse au statut d'animal. « Cette » : pronom démonstratif qui montre le dégoût. Assimilation entre le bélier qu'elle va sacrifier et Agamemnon : « j'ai fait immoler le bélier le plus bouclé, le plus indéfrisable ». Agamemnon pour elle est une bête, une brute.</text:span><text:line-break/><text:span text:style-name="T6">- Clytemnestre avait même du dégoût à l'embrasser. Pourtant c'était son mari.</text:span><text:line-break/><text:line-break/><text:line-break/><text:span text:style-name="T9">II. Un cri de libération</text:span><text:span text:style-name="T15"> </text:span><text:span text:style-name="T19"><text:line-break/><text:line-break/></text:span><text:span text:style-name="T9">1. Un discours violent</text:span><text:span text:style-name="T15"> </text:span><text:line-break/><text:line-break/><text:span text:style-name="T6">- Un cri de haine longtemps réprimé.</text:span><text:line-break/><text:span text:style-name="T6">- Soudain, la colère de Clytemnestre éclate et c'est une déclaration de haine. C'est la joie d'une femme qui se libère de la soumission de toute une vie. Elle fait comme Agathe qui a révélé à son mari le président qu'elle le trompait avec Egisthe.</text:span><text:line-break/><text:span text:style-name="T6">- Agressivité dans ses paroles.</text:span><text:line-break/><text:span text:style-name="T6">- Tout le discours de Clytemnestre a un caractère passionnel : jubilation de l'aveu. Flots ininterrompus de parole comme si Clytemnestre se libérait : exutoire (permet d'évacuer).</text:span><text:line-break/><text:span text:style-name="T6">- Alors que Clytemnestre jusqu'à maintenant était sur la défensive et « plaidait » non coupable, refusait d'avouer, tout à coup, avoue avec jubilation le meurtre :</text:span></text:p>
      <text:p text:style-name="P3"><text:span text:style-name="T6">* Violence marqué par des </text:span><text:a xlink:type="simple" xlink:href="javascript:textise('https://www.bacdefrancais.net/figures-de-style.php')" text:style-name="Internet_20_link" text:visited-style-name="Visited_20_Internet_20_Link"><text:span text:style-name="T2">anaphores</text:span></text:a><text:span text:style-name="T6"> qui marquer le rythme = « oui » « pourquoi »<text:line-break/>* La répétition de oui est un aveu.<text:line-break/>* Phrases exclamatives, questions rhétoriques<text:line-break/>* Elle termine avec ironie : « tu voulais un hymne à la vérité : voilà le plus beau »</text:span></text:p>
      <text:p text:style-name="P4"><text:line-break/><text:line-break/><text:span text:style-name="T9">2. La tentation de l'assassinat</text:span><text:span text:style-name="T15"> </text:span><text:line-break/><text:line-break/><text:span text:style-name="T6">Des effets oratoires « pourquoi ». Elle se demande pourquoi elle a autant attendu avant de tuer son mari. Pourquoi le flattait-elle ? Pourquoi l'embrassait-elle ? =&gt; Fureur qui a attendu longtemps pour éclater.</text:span><text:line-break/><text:line-break/><text:span text:style-name="T6">- Clytemnestre avait envie de le tuer pour se venger du sacrifice d'Iphigénie « immoler (sacrifice) du bélier bouclé (le roi) ».</text:span><text:line-break/><text:span text:style-name="T6">- Crime par substitution (remplacement).</text:span><text:line-break/><text:span text:style-name="T6">- En prenant le sceptre, Clytemnestre prend le pouvoir « je me suis glissé vers minuit dans la salle du trône [...] pour prendre le sceptre à pleines mains ! ». </text:span><text:soft-page-break/><text:span text:style-name="T6">Aveu du crime.</text:span><text:line-break/><text:span text:style-name="T6">- En tuant Agamemnon, Clytemnestre effectue le meurtre du pouvoir masculin. Clytemnestre devient la porte-parole de la libération des femmes sur le pouvoir masculin.</text:span><text:line-break/><text:line-break/><text:bookmark text:name="conclusion"/><text:span text:style-name="T9">Conclusion</text:span><text:span text:style-name="T15"> </text:span><text:line-break/><text:line-break/><text:span text:style-name="T12">    </text:span><text:span text:style-name="T6">Dans cette tirade, Clytemnestre justifie le crime d'Agamemnon par sa haine. C'est un extrait capital car Argos est en flamme et la tragédie est en marche. Ce passage dévoile une reine haineuse et meurtrière et on assiste à une opposition terrible entre mère et fille.</text:span><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Verdana" svg:font-family="Verdan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3T13:50:29.834000000</meta:creation-date>
    <dc:date>2020-04-03T13:53:38.704000000</dc:date>
    <meta:editing-duration>PT3M9S</meta:editing-duration>
    <meta:editing-cycles>1</meta:editing-cycles>
    <meta:document-statistic meta:table-count="0" meta:image-count="0" meta:object-count="0" meta:page-count="4" meta:paragraph-count="9" meta:word-count="1280" meta:character-count="7375" meta:non-whitespace-character-count="6056"/>
    <meta:generator>LibreOffice/6.4.2.2$Windows_X86_64 LibreOffice_project/4e471d8c02c9c90f512f7f9ead8875b57fcb1ec3</meta:generator>
  </office:meta>
</office:document-meta>
</file>